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style:text-position="super" fo:font-size="100%" style:font-size-complex="100%"/>
    </style:style>
    <style:style style:name="VerseNumberInNote" style:family="paragraph" style:parent-style-name="none">
      <style:paragraph-properties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3:20:07</meta:creation-date>
    <dc:creator>sudyk</dc:creator>
    <dc:date>2011-01-20T13:20:07</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9\PartFile2"
Const IsPreview = "False"
Const RunMacroFirstTime = "True"

'Changed On Jan-18-2011 for TD-1800(Header with book name and abbreviatio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_scrbody" Then'titlemain_scrbook
    		    oParaEnume = oTextElement.createEnumeration()
    			While oParaEnume.hasMoreElements()
			    	oPortion = oParaEnume.nextElement()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If LCase(Trim(oPara.ParaStyleName)) = "scrbook_scrbody" Then'titlemain_scrbook
			'enumeration for portions in the paragraph 
		  	oPortionEnume = oPara.createEnumeration() 
		  	While oPortionEnume.hasMoreElements() 
		    	oPortion = oPortionEnume.nextElement() 
		    	If InStr(Lcase(oPortion.CharStyleName) , "scrBookName") &gt; 0 Then'titlemain_scrbook
		    		ReturnReferenceBook = oPortion.String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